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cm" fo:border="none"/>
    </style:style>
    <style:style style:name="Tabelle6" style:family="table">
      <style:table-properties style:width="8.49cm" table:align="left"/>
    </style:style>
    <style:style style:name="Tabelle6.A" style:family="table-column">
      <style:table-column-properties style:column-width="5.41cm"/>
    </style:style>
    <style:style style:name="Tabelle6.B" style:family="table-column">
      <style:table-column-properties style:column-width="3.08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32bb6" officeooo:paragraph-rsid="00332bb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378968" officeooo:paragraph-rsid="00378968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378968" officeooo:paragraph-rsid="0037896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378968" officeooo:paragraph-rsid="00378968" fo:background-color="transparent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378968" officeooo:paragraph-rsid="00378968" fo:background-color="#66ff66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378968" officeooo:paragraph-rsid="00378968" fo:background-color="#ffff00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rsid="00378968" officeooo:paragraph-rsid="00378968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rsid="00378968" officeooo:paragraph-rsid="003bc28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78968" officeooo:paragraph-rsid="0037896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78968" officeooo:paragraph-rsid="003ecc6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037896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dc99a" officeooo:paragraph-rsid="0037896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officeooo:rsid="001dc99a" officeooo:paragraph-rsid="00378968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officeooo:paragraph-rsid="00378968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78968" officeooo:paragraph-rsid="0037896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dc99a" officeooo:paragraph-rsid="0037896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c5408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fo:font-style="normal" fo:font-weight="bold" officeooo:rsid="01e03e6a" officeooo:paragraph-rsid="003c5408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>
        <style:tab-stops>
          <style:tab-stop style:position="1.905cm"/>
        </style:tab-stops>
      </style:paragraph-properties>
      <style:text-properties fo:font-size="12pt" officeooo:paragraph-rsid="00378968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paragraph-rsid="0037896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Courier New1" fo:font-size="12pt" officeooo:paragraph-rsid="00378968" style:font-size-asian="12pt" style:font-name-complex="Courier New1" style:font-size-complex="12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style:font-name="Courier New1" fo:font-size="12pt" fo:font-weight="normal" officeooo:rsid="00302cb3" officeooo:paragraph-rsid="00378968" style:font-size-asian="12pt" style:font-weight-asian="normal" style:font-name-complex="Courier New1" style:font-size-complex="12pt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style:font-name="Courier New1" fo:font-size="12pt" fo:font-weight="normal" officeooo:rsid="001dc99a" officeooo:paragraph-rsid="00378968" style:font-size-asian="12pt" style:font-weight-asian="normal" style:font-name-complex="Courier New1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ourier New"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4pt" fo:font-weight="bold" officeooo:rsid="001f0699" officeooo:paragraph-rsid="00378968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 fo:break-before="page"/>
      <style:text-properties style:font-name="Liberation Serif" fo:font-size="14pt" fo:font-weight="bold" officeooo:rsid="001f0699" officeooo:paragraph-rsid="00378968" style:font-size-asian="14pt" style:font-weight-asian="bold" style:font-size-complex="14pt" style:font-weight-complex="bold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iberation Serif" fo:font-size="12pt" officeooo:rsid="001dc99a" officeooo:paragraph-rsid="00378968" style:font-size-asian="12pt" style:font-size-complex="12pt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Liberation Serif" fo:font-size="12pt" officeooo:rsid="001dc99a" officeooo:paragraph-rsid="00378968" style:font-size-asian="12pt" style:font-size-complex="12pt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2pt" fo:font-weight="normal" officeooo:rsid="001f0699" officeooo:paragraph-rsid="00378968" style:font-size-asian="12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2pt" fo:font-weight="normal" officeooo:rsid="001f0699" officeooo:paragraph-rsid="003bc280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78968" officeooo:paragraph-rsid="003ecc66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78968" officeooo:paragraph-rsid="00378968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78968" officeooo:paragraph-rsid="0040b39d" style:font-size-asian="12pt" style:font-weight-asian="normal" style:font-size-complex="12pt" style:font-weight-complex="normal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78968"/>
    </style:style>
    <style:style style:name="T2" style:family="text">
      <style:text-properties officeooo:rsid="0022d049"/>
    </style:style>
    <style:style style:name="T3" style:family="text">
      <style:text-properties fo:background-color="#66ff66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33d18" style:font-weight-asian="bold" style:font-weight-complex="bold"/>
    </style:style>
    <style:style style:name="T7" style:family="text">
      <style:text-properties style:font-name="Courier New1" style:font-name-complex="Courier New1"/>
    </style:style>
    <style:style style:name="T8" style:family="text">
      <style:text-properties style:font-name="Courier New1" officeooo:rsid="003d3bf4" style:font-name-complex="Courier New1"/>
    </style:style>
    <style:style style:name="T9" style:family="text">
      <style:text-properties style:font-name="Courier New1" fo:font-weight="bold" style:font-weight-asian="bold" style:font-name-complex="Courier New1"/>
    </style:style>
    <style:style style:name="T10" style:family="text">
      <style:text-properties style:font-name="Courier New1" fo:font-weight="bold" officeooo:rsid="003d3bf4" style:font-weight-asian="bold" style:font-name-complex="Courier New1"/>
    </style:style>
    <style:style style:name="T11" style:family="text">
      <style:text-properties officeooo:rsid="00233d18"/>
    </style:style>
    <style:style style:name="T12" style:family="text">
      <style:text-properties officeooo:rsid="003b0fd2"/>
    </style:style>
    <style:style style:name="T13" style:family="text">
      <style:text-properties officeooo:rsid="003bc280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840c47" style:font-style-asian="normal" style:font-style-complex="normal"/>
    </style:style>
    <style:style style:name="T17" style:family="text">
      <style:text-properties fo:font-style="normal" officeooo:rsid="004c98f8" style:font-style-asian="normal" style:font-style-complex="normal"/>
    </style:style>
    <style:style style:name="T18" style:family="text">
      <style:text-properties officeooo:rsid="003d3bf4"/>
    </style:style>
    <style:style style:name="T19" style:family="text">
      <style:text-properties officeooo:rsid="003ecc66"/>
    </style:style>
    <style:style style:name="T20" style:family="text">
      <style:text-properties officeooo:rsid="0040b39d"/>
    </style:style>
    <style:style style:name="T21" style:family="text">
      <style:text-properties officeooo:rsid="004151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rogrammabl<text:span text:style-name="T12">a</text:span>uf beschreiben</text:p>
      <text:p text:style-name="P12"/>
      <text:p text:style-name="P14">Um <text:span text:style-name="T13">ein </text:span>Programm zu verstehen ist es <text:span text:style-name="T12">hilfreich</text:span>, den Ablauf schrittweise <text:span text:style-name="T19">zu protokollieren</text:span>. </text:p>
      <text:p text:style-name="P14">Dabei ist <text:span text:style-name="T13">zu beachten</text:span>:</text:p>
      <text:list xml:id="list2809500275" text:style-name="L1">
        <text:list-item>
          <text:p text:style-name="P43"><text:span text:style-name="T20">Bei einem </text:span>Methodenaufruf <text:span text:style-name="T12">„springt“ der Ablauf an eine andere Stelle des Quellcodes. </text:span></text:p>
        </text:list-item>
        <text:list-item>
          <text:p text:style-name="P41"><text:span text:style-name="T12">Wenn die aufgerufene Methode beendet ist, springt der Ablauf wieder </text:span>zurück <text:span text:style-name="T19">an die Stelle des Aufrufs</text:span> und <text:span text:style-name="T12">führt die aufrufende Methode fort</text:span>.</text:p>
        </text:list-item>
        <text:list-item>
          <text:p text:style-name="P42">Werte <text:span text:style-name="T12">von</text:span> Parameter<text:span text:style-name="T19">n</text:span> und Variablen <text:span text:style-name="T12">sollten notiert werden.</text:span></text:p>
        </text:list-item>
      </text:list>
      <text:p text:style-name="P12"/>
      <text:p text:style-name="P13"><text:span text:style-name="T5">Beispiel</text:span>:</text:p>
      <text:p text:style-name="P13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6">Programm</text:p>
          </table:table-cell>
          <table:table-cell table:style-name="Tabelle5.A1" office:value-type="string">
            <text:p text:style-name="P6"><text:span text:style-name="T20">Ablaufprotokoll</text:span></text:p>
            <text:p text:style-name="P6"/>
          </table:table-cell>
        </table:table-row>
        <table:table-row>
          <table:table-cell table:style-name="Tabelle5.A1" office:value-type="string">
            <text:p text:style-name="P10"><text:span text:style-name="T13">01 <text:s/></text:span>class <text:span text:style-name="T13">Zeichnung</text:span></text:p>
            <text:p text:style-name="P10">02 <text:s/>{</text:p>
            <text:p text:style-name="P11">03 <text:s text:c="4"/>Turtle t;</text:p>
            <text:p text:style-name="P10">04 <text:s text:c="4"/>... </text:p>
            <text:p text:style-name="P10">05 <text:s text:c="4"/>void knick(double winkel)</text:p>
            <text:p text:style-name="P10">06 <text:s text:c="4"/>{</text:p>
            <text:p text:style-name="P10">07 <text:s text:c="7"/>t.forward(100);</text:p>
            <text:p text:style-name="P10">08 <text:s text:c="7"/>t.right(winkel);</text:p>
            <text:p text:style-name="P10">09 <text:s text:c="7"/>t.forward(100);</text:p>
            <text:p text:style-name="P10">10 <text:s text:c="4"/>}</text:p>
            <text:p text:style-name="P10">11</text:p>
            <text:p text:style-name="P10">12 <text:s text:c="4"/>void main()</text:p>
            <text:p text:style-name="P10">13 <text:s text:c="4"/>{</text:p>
            <text:p text:style-name="P10">14 <text:s text:c="7"/>knick(45);</text:p>
            <text:p text:style-name="P10">15 <text:s text:c="7"/>t.right(90);</text:p>
            <text:p text:style-name="P10">16 <text:s text:c="7"/>knick(135);</text:p>
            <text:p text:style-name="P10">17 <text:s text:c="4"/>}</text:p>
          </table:table-cell>
          <table:table-cell table:style-name="Tabelle5.A1" office:value-type="string"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7">Schritte</text:p>
                </table:table-cell>
                <table:table-cell table:style-name="Tabelle6.B1" office:value-type="string">
                  <text:p text:style-name="P6">Var./Param.</text:p>
                </table:table-cell>
              </table:table-row>
              <table:table-row>
                <table:table-cell table:style-name="Tabelle6.A2" office:value-type="string">
                  <text:p text:style-name="P9">12 <text:s text:c="2"/>main() startet</text:p>
                  <text:p text:style-name="P9">14 <text:s text:c="2"/>knick() wird aufgerufen </text:p>
                  <text:p text:style-name="P5"><text:s text:c="5"/><text:span text:style-name="T4"><text:s/></text:span><text:span text:style-name="T3">05 <text:s/>knick() startet</text:span></text:p>
                  <text:p text:style-name="P8"><text:span text:style-name="T4"><text:s text:c="6"/></text:span>07 <text:s/>Linie (100)</text:p>
                  <text:p text:style-name="P8"><text:span text:style-name="T4"><text:s text:c="6"/></text:span>08 <text:s/>dreht 45° (rechts)</text:p>
                  <text:p text:style-name="P8"><text:span text:style-name="T4"><text:s text:c="6"/></text:span>09 <text:s/>Linie (100)</text:p>
                  <text:p text:style-name="P9">15 <text:s text:c="2"/>dreht 90° (rechts)</text:p>
                  <text:p text:style-name="P9">16 <text:s text:c="2"/>knick() wird aufgerufen </text:p>
                  <text:p text:style-name="P5"><text:s text:c="6"/><text:span text:style-name="T3">05 <text:s text:c="2"/>knick() startet</text:span></text:p>
                  <text:p text:style-name="P5"><text:s text:c="6"/><text:span text:style-name="T3">07 <text:s text:c="2"/>Linie (100)</text:span></text:p>
                  <text:p text:style-name="P5"><text:s text:c="6"/><text:span text:style-name="T3">08 <text:s text:c="2"/>dreht 135° (links)</text:span></text:p>
                  <text:p text:style-name="P5"><text:s text:c="6"/><text:span text:style-name="T3">09 <text:s text:c="2"/>Linie (100)</text:span></text:p>
                  <text:p text:style-name="P9">17 <text:s text:c="2"/>main() ist beendet.</text:p>
                </table:table-cell>
                <table:table-cell table:style-name="Tabelle6.B2" office:value-type="string">
                  <text:p text:style-name="P4"/>
                  <text:p text:style-name="P4"/>
                  <text:p text:style-name="P8">winkel = 45</text:p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8">winkel = 135</text:p>
                </table:table-cell>
              </table:table-row>
            </table:table>
            <text:p text:style-name="P4"/>
          </table:table-cell>
        </table:table-row>
      </table:table>
      <text:p text:style-name="P12"/>
      <text:p text:style-name="P12"/>
      <text:p text:style-name="P22">Aufgabe 1</text:p>
      <text:p text:style-name="P19"/>
      <text:list xml:id="list1065634466" text:style-name="L2">
        <text:list-item>
          <text:p text:style-name="P35"><text:span text:style-name="T19">Erstelle ein A</text:span>blauf<text:span text:style-name="T20">protokoll</text:span> <text:span text:style-name="T19">für den</text:span> Methodenaufruf <text:span text:style-name="T5">rekursiveKurve(3)</text:span><text:span text:style-name="T19">, wie im Beispiel gezeigt. Kennzeichne farblich, zu welchem Methodenaufruf die Zeilen gehören.</text:span></text:p>
        </text:list-item>
      </text:list>
      <text:p text:style-name="P19"/>
      <text:list xml:id="list124235022048187" text:continue-numbering="true" text:style-name="L2">
        <text:list-item>
          <text:p text:style-name="P36">Zeichne die entstandene Form. <text:span text:style-name="T19">Markiere</text:span>, wo die Turtle am Ende der Methode jeweils steht.</text:p>
        </text:list-item>
      </text:list>
      <text:p text:style-name="P15"/>
      <text:p text:style-name="P25"><text:span text:style-name="T7">01 <text:s/>void </text:span><text:span text:style-name="T9">rekursiveKurve</text:span><text:span text:style-name="T7">(int l</text:span><text:span text:style-name="T8">ä</text:span><text:span text:style-name="T7">nge)</text:span></text:p>
      <text:p text:style-name="P29">02 <text:s/>{</text:p>
      <text:p text:style-name="P29">03 <text:s text:c="4"/>t.forward(l<text:span text:style-name="T18">ä</text:span>nge);</text:p>
      <text:p text:style-name="P29">04 <text:s text:c="4"/>if (laenge &gt; 1)</text:p>
      <text:p text:style-name="P29">05 <text:s text:c="4"/>{</text:p>
      <text:p text:style-name="P29">06 <text:s text:c="8"/>t.right(90);</text:p>
      <text:p text:style-name="P25"><text:span text:style-name="T7">07 <text:s text:c="8"/></text:span><text:span text:style-name="T9">rekursiveKurve</text:span><text:span text:style-name="T7">(l</text:span><text:span text:style-name="T8">ä</text:span><text:span text:style-name="T7">nge – 1);</text:span></text:p>
      <text:p text:style-name="P29">08 <text:s text:c="8"/>t.left(90);</text:p>
      <text:p text:style-name="P29">09 <text:s text:c="4"/>}</text:p>
      <text:p text:style-name="P29">10 <text:s text:c="4"/>t.back(l<text:span text:style-name="T18">ä</text:span>nge);</text:p>
      <text:p text:style-name="P30">11 <text:s/>}</text:p>
      <text:p text:style-name="P34">Aufgabe 2</text:p>
      <text:p text:style-name="P16"/>
      <text:list xml:id="list124236348075218" text:continue-list="list124235022048187" text:style-name="L2">
        <text:list-item text:start-value="1">
          <text:p text:style-name="P37">Das Programm aus Aufgabe 1 wurde etwas „vereinfacht“: <text:line-break/>Der Parameter „l<text:span text:style-name="T18">ä</text:span>nge“ in Zeile 07 <text:span text:style-name="T13">ändert sich nicht</text:span>. <text:line-break/><text:span text:style-name="T19">Erstelle ein Ablaufprotokoll für den</text:span> Methodenaufruf <text:span text:style-name="T5">rekursiveKurve(3)</text:span>.</text:p>
        </text:list-item>
      </text:list>
      <text:p text:style-name="P17"/>
      <text:list xml:id="list124236033464563" text:continue-numbering="true" text:style-name="L2">
        <text:list-item>
          <text:p text:style-name="P38">Welches Problem <text:span text:style-name="T13">entsteht</text:span> <text:span text:style-name="T13">in diesem Ablauf</text:span>?</text:p>
        </text:list-item>
      </text:list>
      <text:p text:style-name="P18"/>
      <text:p text:style-name="P29">01 <text:s/>void rekursiveKurve(int l<text:span text:style-name="T18">ä</text:span>nge)</text:p>
      <text:p text:style-name="P29">02 <text:s/>{</text:p>
      <text:p text:style-name="P29">03 <text:s text:c="4"/>t.forward(l<text:span text:style-name="T18">ä</text:span>nge);</text:p>
      <text:p text:style-name="P29">04 <text:s text:c="4"/>if (laenge &gt; 1)</text:p>
      <text:p text:style-name="P29">05 <text:s text:c="4"/>{</text:p>
      <text:p text:style-name="P29">06 <text:s text:c="7"/>t.right(90);</text:p>
      <text:p text:style-name="P25"><text:span text:style-name="T7">07 <text:s text:c="7"/>rekursiveKurve(</text:span><text:span text:style-name="T9">l</text:span><text:span text:style-name="T10">ä</text:span><text:span text:style-name="T9">nge</text:span><text:span text:style-name="T7">);</text:span></text:p>
      <text:p text:style-name="P29">08 <text:s text:c="7"/>t.left(90);</text:p>
      <text:p text:style-name="P29">09 <text:s text:c="4"/>}</text:p>
      <text:p text:style-name="P29">10 <text:s text:c="4"/>t.back(laenge);</text:p>
      <text:p text:style-name="P31">11 <text:s/>}</text:p>
      <text:p text:style-name="P28"/>
      <text:p text:style-name="P26"/>
      <text:p text:style-name="P33">Aufgabe 3</text:p>
      <text:p text:style-name="P26"/>
      <text:list xml:id="list124235267210183" text:continue-list="list124236033464563" text:style-name="L2">
        <text:list-item text:start-value="1">
          <text:p text:style-name="P39"><text:span text:style-name="T21">Erstelle ein Ablaufprotokoll</text:span> des Methodenaufrufs rekursiverBaum(<text:span text:style-name="T6">2</text:span>).<text:line-break/><text:span text:style-name="T11">Erweitere das Protokoll dann für den Aufruf </text:span>rekursiverBaum(<text:span text:style-name="T6">4</text:span>) <text:span text:style-name="T11">(copy-paste hilft hier!)</text:span></text:p>
        </text:list-item>
      </text:list>
      <text:p text:style-name="P26"/>
      <text:list xml:id="list124236048939876" text:continue-numbering="true" text:style-name="L2">
        <text:list-item>
          <text:p text:style-name="P40">Zeichne die entstandene Form <text:span text:style-name="T13">auf Papier </text:span>(<text:span text:style-name="T13">e</text:span>ine Einheit entspricht 1 cm)<text:line-break/>Wo steht die Turtle am Ende?</text:p>
        </text:list-item>
      </text:list>
      <text:p text:style-name="P27"/>
      <text:list xml:id="list124236998967321" text:continue-numbering="true" text:style-name="L2">
        <text:list-item>
          <text:p text:style-name="P39">Zeichne die Form, <text:span text:style-name="T19">die durch den Aufruf</text:span> rekursiverBaum(<text:span text:style-name="T5">8</text:span>) <text:span text:style-name="T19">entsteht.</text:span></text:p>
        </text:list-item>
      </text:list>
      <text:p text:style-name="P26"/>
      <text:p text:style-name="P26"/>
      <text:p text:style-name="P32">01 <text:s/>void rekursiverBaum(double l<text:span text:style-name="T18">ä</text:span>nge)</text:p>
      <text:p text:style-name="P32">02 <text:s/>{</text:p>
      <text:p text:style-name="P32">03 <text:s text:c="4"/>t.forward(astl<text:span text:style-name="T18">ä</text:span>nge);</text:p>
      <text:p text:style-name="P32">04 <text:s text:c="4"/>if (astlaenge &gt; 1)</text:p>
      <text:p text:style-name="P32">05 <text:s text:c="4"/>{</text:p>
      <text:p text:style-name="P32">06 <text:s text:c="7"/>t.left(45);</text:p>
      <text:p text:style-name="P32">07 <text:s text:c="7"/>rekursiverBaum(l<text:span text:style-name="T18">ä</text:span>nge / 2);</text:p>
      <text:p text:style-name="P32">08 <text:s text:c="7"/>t.right(90);</text:p>
      <text:p text:style-name="P32">09 <text:s text:c="7"/>rekursiverBaum(l<text:span text:style-name="T18">ä</text:span>nge / 2);</text:p>
      <text:p text:style-name="P32">10 <text:s text:c="7"/>t.left(45);</text:p>
      <text:p text:style-name="P32">11 <text:s text:c="4"/>}</text:p>
      <text:p text:style-name="P32">12 <text:s text:c="4"/>t.back(l<text:span text:style-name="T18">ä</text:span>nge);</text:p>
      <text:p text:style-name="P32">13 <text:s/>}</text:p>
      <text:p text:style-name="P20"/>
      <text:p text:style-name="P20"/>
      <text:p text:style-name="P20"/>
      <text:p text:style-name="P20"/>
      <text:p text:style-name="P20"/>
      <text:p text:style-name="P24"><draw:frame text:anchor-type="paragraph" draw:z-index="0" draw:name="Form1" draw:style-name="gr1" draw:text-style-name="P44" svg:width="1.795cm" svg:height="0.63cm" svg:x="15.161cm" svg:y="0.242cm"><draw:image xlink:href="Pictures/10000000000000580000001F196641809BB809C4.png" xlink:type="simple" xlink:show="embed" xlink:actuate="onLoad" loext:mime-type="image/png"><text:p/></draw:image></draw:frame></text:p>
      <text:p text:style-name="P23"><text:span text:style-name="T14">Autor: </text:span><text:span text:style-name="T15">Christian Pothmann – </text:span><text:a xlink:type="simple" xlink:href="https://cpothmann.de/" text:style-name="Internet_20_link" text:visited-style-name="Visited_20_Internet_20_Link"><text:span text:style-name="T15">c</text:span></text:a><text:a xlink:type="simple" xlink:href="https://cpothmann.de/" text:style-name="Internet_20_link" text:visited-style-name="Visited_20_Internet_20_Link"><text:span text:style-name="T16">pothmann.de</text:span></text:a><text:span text:style-name="T16">, f</text:span><text:span text:style-name="T15">reigegeben unter </text:span><text:a xlink:type="simple" xlink:href="https://creativecommons.org/licenses/by-nc-sa/4.0/" text:style-name="Internet_20_link" text:visited-style-name="Visited_20_Internet_20_Link"><text:span text:style-name="T15">CC BY-NC-SA 4.0</text:span></text:a><text:span text:style-name="T15">, </text:span><text:span text:style-name="T17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2bb6" officeooo:paragraph-rsid="00332bb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78968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Rekursi<text:span text:style-name="MT1">on – Programmanalyse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2:42:34.741000000</dc:date>
    <meta:editing-duration>PT4H20M40S</meta:editing-duration>
    <meta:editing-cycles>43</meta:editing-cycles>
    <meta:generator>LibreOffice/6.2.5.2$Windows_X86_64 LibreOffice_project/1ec314fa52f458adc18c4f025c545a4e8b22c159</meta:generator>
    <meta:document-statistic meta:table-count="3" meta:image-count="0" meta:object-count="0" meta:page-count="2" meta:paragraph-count="92" meta:word-count="385" meta:character-count="2741" meta:non-whitespace-character-count="2153"/>
  </office:meta>
</office:document-meta>
</file>